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24cm" svg:y1="1.413cm" svg:x2="3.172cm" svg:y2="1.411cm">
          <text:p/>
        </draw:line>
        <draw:line draw:style-name="gr1" draw:text-style-name="P1" draw:layer="layout" svg:x1="3.732cm" svg:y1="2.711cm" svg:x2="3.165cm" svg:y2="2.711cm">
          <text:p/>
        </draw:line>
        <draw:line draw:style-name="gr1" draw:text-style-name="P1" draw:layer="layout" svg:x1="3.724cm" svg:y1="3.986cm" svg:x2="3.163cm" svg:y2="3.986cm">
          <text:p/>
        </draw:line>
        <draw:line draw:style-name="gr1" draw:text-style-name="P1" draw:layer="layout" svg:x1="3.172cm" svg:y1="3.989cm" svg:x2="3.171cm" svg:y2="1.411cm">
          <text:p/>
        </draw:line>
        <draw:frame draw:style-name="gr2" draw:layer="layout" svg:width="0.426cm" svg:height="0.469cm" svg:x="1.899cm" svg:y="0.2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26cm" svg:height="0.469cm" svg:x="1.911cm" svg:y="1.52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69cm" svg:x="1.896cm" svg:y="2.8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draw:layer="layout" svg:width="0.135cm" svg:height="0.135cm" svg:x="3.929cm" svg:y="0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34cm" svg:y="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38cm" svg:y="1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625cm" svg:y="1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3.99cm" svg:y="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svg:x="4.59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path draw:style-name="gr4" draw:text-style-name="P2" draw:layer="layout" svg:width="0.906cm" svg:height="0.495cm" draw:transform="rotate (-1.57079632679579) translate (4.21915590894893cm 1.80299999999879cm)" svg:viewBox="0 0 907 496" svg:d="m0-7946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5" draw:text-style-name="P2" draw:layer="layout" svg:x1="4.324cm" svg:y1="1.803cm" svg:x2="4.324cm" svg:y2="2.71cm">
              <text:p/>
            </draw:line>
          </draw:g>
          <draw:g>
            <draw:path draw:style-name="gr6" draw:text-style-name="P2" draw:layer="layout" svg:width="0.897cm" svg:height="0.495cm" draw:transform="rotate (1.5707963267946) translate (4.50284409105182cm 2.71000000000461cm)" svg:viewBox="0 0 898 496" svg:d="m0 9498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7" draw:text-style-name="P2" draw:layer="layout" svg:x1="4.398cm" svg:y1="2.71cm" svg:x2="4.398cm" svg:y2="1.812cm">
              <text:p/>
            </draw:line>
          </draw:g>
        </draw:g>
        <draw:g>
          <draw:g>
            <draw:path draw:style-name="gr8" draw:text-style-name="P2" draw:layer="layout" svg:width="0.906cm" svg:height="0.495cm" draw:transform="rotate (-1.57079632679579) translate (4.22115590894893cm 3.07899999999881cm)" svg:viewBox="0 0 907 496" svg:d="m0-7950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9" draw:text-style-name="P2" draw:layer="layout" svg:x1="4.326cm" svg:y1="3.079cm" svg:x2="4.326cm" svg:y2="3.986cm">
              <text:p/>
            </draw:line>
          </draw:g>
          <draw:g>
            <draw:path draw:style-name="gr10" draw:text-style-name="P2" draw:layer="layout" svg:width="0.897cm" svg:height="0.495cm" draw:transform="rotate (1.5707963267946) translate (4.50484409105182cm 3.98600000000459cm)" svg:viewBox="0 0 898 496" svg:d="m0 9502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1" draw:text-style-name="P2" draw:layer="layout" svg:x1="4.4cm" svg:y1="3.986cm" svg:x2="4.4cm" svg:y2="3.088cm">
              <text:p/>
            </draw:line>
          </draw:g>
        </draw:g>
        <draw:g>
          <draw:g>
            <draw:path draw:style-name="gr12" draw:text-style-name="P2" draw:layer="layout" svg:width="0.906cm" svg:height="0.495cm" draw:transform="rotate (-1.57079632679579) translate (4.21715590894893cm 0.504999999998819cm)" svg:viewBox="0 0 907 496" svg:d="m0-7942c0-119 0-268 0-398s226-122 226 0c0-122 228-122 228 0 0-122 226-122 226 0 0-122 227-122 227 0 0 0 0 448 0 398">
              <draw:glue-point draw:id="4" svg:x="-4.987cm" svg:y="-5cm"/>
              <draw:glue-point draw:id="5" svg:x="-4.987cm" svg:y="5cm"/>
              <draw:glue-point draw:id="6" svg:x="-4.923cm" svg:y="-5cm"/>
              <draw:glue-point draw:id="7" svg:x="-4.923cm" svg:y="5cm"/>
              <text:p/>
            </draw:path>
            <draw:line draw:style-name="gr13" draw:text-style-name="P2" draw:layer="layout" svg:x1="4.322cm" svg:y1="0.505cm" svg:x2="4.322cm" svg:y2="1.412cm">
              <text:p/>
            </draw:line>
          </draw:g>
          <draw:g>
            <draw:path draw:style-name="gr14" draw:text-style-name="P2" draw:layer="layout" svg:width="0.897cm" svg:height="0.495cm" draw:transform="rotate (1.5707963267946) translate (4.50084409105182cm 1.41200000000461cm)" svg:viewBox="0 0 898 496" svg:d="m0 9494c0-119 0-268 0-398s224-122 224 0c0-122 226-122 226 0 0-122 223-122 223 0 0-122 225-122 225 0 0 0 0 448 0 398">
              <draw:glue-point draw:id="4" svg:x="4.987cm" svg:y="5cm"/>
              <draw:glue-point draw:id="5" svg:x="4.987cm" svg:y="-5cm"/>
              <draw:glue-point draw:id="6" svg:x="4.923cm" svg:y="5cm"/>
              <draw:glue-point draw:id="7" svg:x="4.923cm" svg:y="-5cm"/>
              <text:p/>
            </draw:path>
            <draw:line draw:style-name="gr15" draw:text-style-name="P2" draw:layer="layout" svg:x1="4.396cm" svg:y1="1.412cm" svg:x2="4.396cm" svg:y2="0.514cm">
              <text:p/>
            </draw:line>
          </draw:g>
        </draw:g>
        <draw:line draw:style-name="gr1" draw:text-style-name="P1" draw:layer="layout" svg:x1="3.726cm" svg:y1="0.507cm" svg:x2="2.264cm" svg:y2="0.507cm">
          <text:p/>
        </draw:line>
        <draw:line draw:style-name="gr1" draw:text-style-name="P1" draw:layer="layout" svg:x1="3.724cm" svg:y1="1.805cm" svg:x2="2.262cm" svg:y2="1.805cm">
          <text:p/>
        </draw:line>
        <draw:line draw:style-name="gr1" draw:text-style-name="P1" draw:layer="layout" svg:x1="3.726cm" svg:y1="3.059cm" svg:x2="2.264cm" svg:y2="3.059cm">
          <text:p/>
        </draw:line>
        <draw:line draw:style-name="gr1" draw:text-style-name="P1" draw:layer="layout" svg:x1="3.183cm" svg:y1="3.983cm" svg:x2="2.253cm" svg:y2="3.983cm">
          <text:p/>
        </draw:line>
        <draw:frame draw:style-name="gr2" draw:layer="layout" svg:width="0.43cm" svg:height="0.469cm" svg:x="1.883cm" svg:y="3.6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draw:layer="layout" svg:width="0.091cm" svg:height="0.091cm" svg:x="3.122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3.131cm" svg:y="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63cm" svg:y1="3.086cm" svg:x2="5.001cm" svg:y2="3.086cm">
          <text:p/>
        </draw:line>
        <draw:line draw:style-name="gr1" draw:text-style-name="P1" draw:layer="layout" svg:x1="4.994cm" svg:y1="3.987cm" svg:x2="5.404cm" svg:y2="3.987cm">
          <text:p/>
        </draw:line>
        <draw:line draw:style-name="gr1" draw:text-style-name="P1" draw:layer="layout" svg:x1="5.401cm" svg:y1="3.986cm" svg:x2="5.401cm" svg:y2="1.41cm">
          <text:p/>
        </draw:line>
        <draw:line draw:style-name="gr1" draw:text-style-name="P1" draw:layer="layout" svg:x1="6.454cm" svg:y1="1.813cm" svg:x2="4.992cm" svg:y2="1.813cm">
          <text:p/>
        </draw:line>
        <draw:line draw:style-name="gr1" draw:text-style-name="P1" draw:layer="layout" svg:x1="6.45cm" svg:y1="0.513cm" svg:x2="4.988cm" svg:y2="0.513cm">
          <text:p/>
        </draw:line>
        <draw:frame draw:style-name="gr2" draw:layer="layout" svg:width="0.566cm" svg:height="0.469cm" svg:x="6.483cm" svg:y="0.23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66cm" svg:height="0.469cm" svg:x="6.494cm" svg:y="1.56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49cm" svg:height="0.469cm" svg:x="6.542cm" svg:y="2.8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3" draw:layer="layout" svg:width="1.078cm" svg:height="0.911cm" svg:x="7.567cm" svg:y="3.107cm">
          <draw:text-box>
            <text:p><text:span text:style-name="T1">الف</text:span></text:p>
          </draw:text-box>
        </draw:frame>
        <draw:frame draw:style-name="gr16" draw:text-style-name="P3" draw:layer="layout" svg:width="0.714cm" svg:height="0.911cm" svg:x="8.04cm" svg:y="6.917cm">
          <draw:text-box>
            <text:p><text:span text:style-name="T1">با</text:span></text:p>
          </draw:text-box>
        </draw:frame>
        <draw:frame draw:style-name="gr2" draw:layer="measurelines" svg:width="0.426cm" svg:height="0.469cm" svg:x="0.817cm" svg:y="4.6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measurelines" svg:width="0.401cm" svg:height="0.469cm" svg:x="2.381cm" svg:y="7.40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measurelines" svg:width="0.424cm" svg:height="0.469cm" svg:x="3.958cm" svg:y="4.7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682cm" svg:height="0.529cm" svg:x="3.254cm" svg:y="0.68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682cm" svg:height="0.529cm" svg:x="3.253cm" svg:y="1.97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667cm" svg:height="0.53cm" svg:x="3.232cm" svg:y="3.16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682cm" svg:height="0.529cm" svg:x="2.131cm" svg:y="0.79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668cm" svg:height="0.53cm" svg:x="2.025cm" svg:y="2.16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534cm" svg:height="0.466cm" svg:x="3.275cm" svg:y="0.41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534cm" svg:height="0.466cm" svg:x="3.296cm" svg:y="1.76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534cm" svg:height="0.466cm" svg:x="3.402cm" svg:y="3.03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534cm" svg:height="0.466cm" svg:x="2.302cm" svg:y="0.53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534cm" svg:height="0.466cm" svg:x="2.195cm" svg:y="2.0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534cm" svg:height="0.466cm" svg:x="3.211cm" svg:y="1.02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0.534cm" svg:height="0.466cm" svg:x="2.237cm" svg:y="1.2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534cm" svg:height="0.466cm" svg:x="3.295cm" svg:y="2.338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534cm" svg:height="0.466cm" svg:x="3.359cm" svg:y="3.587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0.534cm" svg:height="0.466cm" svg:x="2.174cm" svg:y="2.593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0.682cm" svg:height="0.589cm" svg:x="6.048cm" svg:y="0.83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0.668cm" svg:height="0.589cm" svg:x="5.963cm" svg:y="2.10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1.308cm" svg:height="0.7cm" svg:x="3.676cm" svg:y="4.053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3" draw:text-style-name="P1" draw:layer="layout" svg:width="0.091cm" svg:height="0.091cm" svg:x="5.354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svg:x="5.356cm" svg:y="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6cm" svg:y1="3.989cm" svg:x2="5.399cm" svg:y2="3.989cm">
          <text:p/>
        </draw:line>
        <draw:frame draw:style-name="gr2" draw:layer="layout" svg:width="0.567cm" svg:height="0.469cm" svg:x="6.602cm" svg:y="3.69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682cm" svg:height="0.589cm" svg:x="4.672cm" svg:y="0.58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0.682cm" svg:height="0.589cm" svg:x="4.685cm" svg:y="1.893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0.667cm" svg:height="0.589cm" svg:x="4.629cm" svg:y="3.155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1" draw:text-style-name="P1" draw:layer="layout" svg:x1="4.995cm" svg:y1="2.709cm" svg:x2="5.401cm" svg:y2="2.709cm">
          <text:p/>
        </draw:line>
        <draw:line draw:style-name="gr1" draw:text-style-name="P1" draw:layer="layout" svg:x1="4.991cm" svg:y1="1.414cm" svg:x2="5.397cm" svg:y2="1.414cm">
          <text:p/>
        </draw:line>
        <draw:path draw:style-name="gr17" draw:text-style-name="P4" draw:layer="layout" svg:width="0.935cm" svg:height="0.144cm" draw:transform="rotate (1.5707963267946) translate (2.4430000000001cm 7.07900000000013cm)" svg:viewBox="0 0 936 145" svg:d="m936 5031c0-193-234-193-234 0 0-193-234-193-234 0 0-193-234-193-234 0 0-193-234-193-234 0">
          <draw:glue-point draw:id="4" svg:x="4.827cm" svg:y="-5cm"/>
          <draw:glue-point draw:id="5" svg:x="4.827cm" svg:y="5cm"/>
          <draw:glue-point draw:id="6" svg:x="4.827cm" svg:y="-4.85cm"/>
          <draw:glue-point draw:id="7" svg:x="4.827cm" svg:y="5cm"/>
          <text:p/>
        </draw:path>
        <draw:line draw:style-name="gr1" draw:text-style-name="P1" draw:layer="layout" svg:x1="2.585cm" svg:y1="7.388cm" svg:x2="2.585cm" svg:y2="7.078cm">
          <text:p/>
        </draw:line>
        <draw:line draw:style-name="gr1" draw:text-style-name="P1" draw:layer="layout" svg:x1="2.589cm" svg:y1="6.144cm" svg:x2="2.589cm" svg:y2="5.834cm">
          <text:p/>
        </draw:line>
        <draw:path draw:style-name="gr17" draw:text-style-name="P4" draw:layer="layout" svg:width="0.935cm" svg:height="0.145cm" draw:transform="rotate (-0.524820506075782) translate (1.58610093904919cm 5.08759549412344cm)" svg:viewBox="0 0 936 146" svg:d="m936 7361c0-193-234-193-234 0 0-193-234-193-234 0 0-193-234-193-234 1 0-194-234-193-234 0">
          <draw:glue-point draw:id="4" svg:x="4.665cm" svg:y="4.899cm"/>
          <draw:glue-point draw:id="5" svg:x="-4.94cm" svg:y="-3.479cm"/>
          <draw:glue-point draw:id="6" svg:x="4.521cm" svg:y="4.79cm"/>
          <draw:glue-point draw:id="7" svg:x="-4.94cm" svg:y="-3.479cm"/>
          <text:p/>
        </draw:path>
        <draw:line draw:style-name="gr1" draw:text-style-name="P1" draw:layer="layout" svg:x1="2.591cm" svg:y1="5.834cm" svg:x2="2.323cm" svg:y2="5.679cm">
          <text:p/>
        </draw:line>
        <draw:line draw:style-name="gr1" draw:text-style-name="P1" draw:layer="layout" svg:x1="1.511cm" svg:y1="5.216cm" svg:x2="1.243cm" svg:y2="5.061cm">
          <text:p/>
        </draw:line>
        <draw:path draw:style-name="gr17" draw:text-style-name="P4" draw:layer="layout" svg:width="0.935cm" svg:height="0.145cm" draw:transform="rotate (0.525169571924995) translate (2.78131296396105cm 5.55854591911231cm)" svg:viewBox="0 0 936 146" svg:d="m0 12553c0-193 234-193 234 0 0-193 234-193 234 1 0-194 234-193 234 0 0-193 234-193 234 0">
          <draw:glue-point draw:id="4" svg:x="-4.641cm" svg:y="4.881cm"/>
          <draw:glue-point draw:id="5" svg:x="4.94cm" svg:y="-3.46cm"/>
          <draw:glue-point draw:id="6" svg:x="-4.509cm" svg:y="4.772cm"/>
          <draw:glue-point draw:id="7" svg:x="4.94cm" svg:y="-3.46cm"/>
          <text:p/>
        </draw:path>
        <draw:line draw:style-name="gr1" draw:text-style-name="P1" draw:layer="layout" svg:x1="2.586cm" svg:y1="5.834cm" svg:x2="2.854cm" svg:y2="5.679cm">
          <text:p/>
        </draw:line>
        <draw:line draw:style-name="gr1" draw:text-style-name="P1" draw:layer="layout" svg:x1="3.666cm" svg:y1="5.216cm" svg:x2="3.934cm" svg:y2="5.061cm">
          <text:p/>
        </draw:line>
        <draw:custom-shape draw:style-name="gr3" draw:text-style-name="P1" draw:layer="measurelines" svg:width="0.135cm" svg:height="0.135cm" draw:transform="rotate (-1.57079632679579) translate (3.516cm 4.8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measurelines" svg:width="0.135cm" svg:height="0.135cm" draw:transform="rotate (-1.57079632679579) translate (2.402cm 7.0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measurelines" svg:width="0.43cm" svg:height="0.469cm" svg:x="2.573cm" svg:y="5.66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" draw:text-style-name="P1" draw:layer="measurelines" svg:width="0.091cm" svg:height="0.091cm" draw:transform="rotate (-1.57079632679579) translate (2.635cm 5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82cm" svg:height="0.529cm" svg:x="1.35cm" svg:y="5.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682cm" svg:height="0.529cm" svg:x="3.128cm" svg:y="5.3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667cm" svg:height="0.53cm" svg:x="2.557cm" svg:y="6.23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path draw:style-name="gr17" draw:text-style-name="P4" draw:layer="layout" svg:width="0.935cm" svg:height="0.144cm" draw:transform="rotate (1.5707963267946) translate (6.5050000000001cm 7.10300000000013cm)" svg:viewBox="0 0 936 145" svg:d="m936 13155c0-193-234-193-234 0 0-193-234-193-234 0 0-193-234-193-234 0 0-193-234-193-234 0">
          <draw:glue-point draw:id="4" svg:x="4.827cm" svg:y="-5cm"/>
          <draw:glue-point draw:id="5" svg:x="4.827cm" svg:y="5cm"/>
          <draw:glue-point draw:id="6" svg:x="4.827cm" svg:y="-4.85cm"/>
          <draw:glue-point draw:id="7" svg:x="4.827cm" svg:y="5cm"/>
          <text:p/>
        </draw:path>
        <draw:line draw:style-name="gr1" draw:text-style-name="P1" draw:layer="layout" svg:x1="6.651cm" svg:y1="7.411cm" svg:x2="6.651cm" svg:y2="7.101cm">
          <text:p/>
        </draw:line>
        <draw:line draw:style-name="gr1" draw:text-style-name="P1" draw:layer="layout" svg:x1="6.655cm" svg:y1="6.167cm" svg:x2="6.655cm" svg:y2="5.857cm">
          <text:p/>
        </draw:line>
        <draw:path draw:style-name="gr17" draw:text-style-name="P4" draw:layer="layout" svg:width="0.935cm" svg:height="0.145cm" draw:transform="rotate (-0.524820506075782) translate (5.6521009390492cm 5.11059549412344cm)" svg:viewBox="0 0 936 146" svg:d="m936 3326c0-193-234-193-234 0 0-193-234-193-234 0 0-193-234-193-234 1 0-194-234-193-234 0">
          <draw:glue-point draw:id="4" svg:x="4.665cm" svg:y="4.899cm"/>
          <draw:glue-point draw:id="5" svg:x="-4.94cm" svg:y="-3.479cm"/>
          <draw:glue-point draw:id="6" svg:x="4.521cm" svg:y="4.79cm"/>
          <draw:glue-point draw:id="7" svg:x="-4.94cm" svg:y="-3.479cm"/>
          <text:p/>
        </draw:path>
        <draw:line draw:style-name="gr1" draw:text-style-name="P1" draw:layer="layout" svg:x1="6.657cm" svg:y1="5.857cm" svg:x2="6.389cm" svg:y2="5.702cm">
          <text:p/>
        </draw:line>
        <draw:line draw:style-name="gr1" draw:text-style-name="P1" draw:layer="layout" svg:x1="5.577cm" svg:y1="5.239cm" svg:x2="5.309cm" svg:y2="5.084cm">
          <text:p/>
        </draw:line>
        <draw:path draw:style-name="gr17" draw:text-style-name="P4" draw:layer="layout" svg:width="0.935cm" svg:height="0.145cm" draw:transform="rotate (0.525169571924995) translate (6.85131296396106cm 5.57754591911231cm)" svg:viewBox="0 0 936 146" svg:d="m0 16666c0-193 234-192 234 1 0-193 234-193 234 1 0-194 234-193 234 0 0-193 234-193 234 0">
          <draw:glue-point draw:id="4" svg:x="-4.641cm" svg:y="4.881cm"/>
          <draw:glue-point draw:id="5" svg:x="4.94cm" svg:y="-3.46cm"/>
          <draw:glue-point draw:id="6" svg:x="-4.509cm" svg:y="4.772cm"/>
          <draw:glue-point draw:id="7" svg:x="4.94cm" svg:y="-3.46cm"/>
          <text:p/>
        </draw:path>
        <draw:line draw:style-name="gr1" draw:text-style-name="P1" draw:layer="layout" svg:x1="6.652cm" svg:y1="5.857cm" svg:x2="6.92cm" svg:y2="5.702cm">
          <text:p/>
        </draw:line>
        <draw:line draw:style-name="gr1" draw:text-style-name="P1" draw:layer="layout" svg:x1="7.732cm" svg:y1="5.239cm" svg:x2="8cm" svg:y2="5.084cm">
          <text:p/>
        </draw:line>
        <draw:custom-shape draw:style-name="gr3" draw:text-style-name="P1" draw:layer="layout" svg:width="0.135cm" svg:height="0.135cm" draw:transform="rotate (-1.57079632679579) translate (7.641cm 4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draw:transform="rotate (-1.57079632679579) translate (6.468cm 7.1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35cm" svg:height="0.135cm" draw:transform="rotate (-1.57079632679579) translate (5.721cm 4.8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91cm" svg:height="0.091cm" draw:transform="rotate (-1.57079632679579) translate (6.701cm 5.8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68cm" svg:height="0.469cm" svg:x="4.944cm" svg:y="4.77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0.548cm" svg:height="0.469cm" svg:x="6.468cm" svg:y="7.39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0.567cm" svg:height="0.469cm" svg:x="8.035cm" svg:y="4.73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3" draw:text-style-name="P1" draw:layer="layout" svg:width="0.135cm" svg:height="0.135cm" draw:transform="rotate (-1.57079632679579) translate (1.824cm 4.8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67cm" svg:height="0.529cm" svg:x="1.054cm" svg:y="6.043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0.668cm" svg:height="0.529cm" svg:x="3.636cm" svg:y="6.085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0.682cm" svg:height="0.529cm" svg:x="2.238cm" svg:y="4.37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0.534cm" svg:height="0.466cm" svg:x="1.074cm" svg:y="5.089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layer="layout" svg:width="0.534cm" svg:height="0.466cm" svg:x="1.476cm" svg:y="6.633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0.534cm" svg:height="0.466cm" svg:x="1.92cm" svg:y="5.59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0.534cm" svg:height="0.466cm" svg:x="3.508cm" svg:y="5.23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0.534cm" svg:height="0.466cm" svg:x="2.576cm" svg:y="6.63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0.534cm" svg:height="0.466cm" svg:x="1.751cm" svg:y="4.45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0.534cm" svg:height="0.466cm" svg:x="3.89cm" svg:y="5.618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0.534cm" svg:height="0.466cm" svg:x="2.831cm" svg:y="5.533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0.534cm" svg:height="0.466cm" svg:x="2.512cm" svg:y="5.978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layer="layout" svg:width="0.534cm" svg:height="0.466cm" svg:x="2.936cm" svg:y="4.47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0.534cm" svg:height="0.466cm" svg:x="3.317cm" svg:y="6.634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0.534cm" svg:height="0.466cm" svg:x="0.819cm" svg:y="5.57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0.682cm" svg:height="0.588cm" svg:x="5.434cm" svg:y="5.43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0.682cm" svg:height="0.588cm" svg:x="7.17cm" svg:y="5.389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0.667cm" svg:height="0.588cm" svg:x="6.706cm" svg:y="6.405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0.682cm" svg:height="0.588cm" svg:x="6.302cm" svg:y="4.309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" draw:layer="layout" svg:width="0.668cm" svg:height="0.588cm" svg:x="7.531cm" svg:y="6.08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0.667cm" svg:height="0.588cm" svg:x="5.013cm" svg:y="6.107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0.534cm" svg:height="0.466cm" svg:x="5.202cm" svg:y="5.28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0.534cm" svg:height="0.466cm" svg:x="7.573cm" svg:y="5.237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0.534cm" svg:height="0.466cm" svg:x="6.62cm" svg:y="6.867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0.534cm" svg:height="0.466cm" svg:x="5.795cm" svg:y="4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0.534cm" svg:height="0.466cm" svg:x="7.932cm" svg:y="5.6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layer="layout" svg:width="0.534cm" svg:height="0.466cm" svg:x="5.434cm" svg:y="6.74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0.534cm" svg:height="0.466cm" svg:x="6.027cm" svg:y="5.681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534cm" svg:height="0.466cm" svg:x="6.851cm" svg:y="5.64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0.534cm" svg:height="0.466cm" svg:x="6.619cm" svg:y="6.126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0.534cm" svg:height="0.466cm" svg:x="6.915cm" svg:y="4.433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0.534cm" svg:height="0.466cm" svg:x="7.36cm" svg:y="6.676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0.534cm" svg:height="0.466cm" svg:x="4.756cm" svg:y="5.682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0.562cm" svg:height="0.466cm" svg:x="5.985cm" svg:y="5.934cm">
          <draw:object xlink:href="./Object 73" xlink:type="simple" xlink:show="embed" xlink:actuate="onLoad"/>
          <draw:image xlink:href="./ObjectReplacements/Object 7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n</math:mi>
    </math:msub>
    <math:annotation math:encoding="StarMath 5.0">v_{an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n</math:mi>
    </math:msub>
    <math:annotation math:encoding="StarMath 5.0">v_{bn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n</math:mi>
    </math:msub>
    <math:annotation math:encoding="StarMath 5.0">v_{cn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b</math:mi>
    </math:msub>
    <math:annotation math:encoding="StarMath 5.0">v_{ab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c</math:mi>
    </math:msub>
    <math:annotation math:encoding="StarMath 5.0">v_{b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Y</math:mi>
      <math:mi math:fontstyle="normal">:</math:mi>
      <math:mi>Y</math:mi>
    </math:mrow>
    <math:annotation math:encoding="StarMath 5.0">Y:Y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ca</math:mi>
    </math:msub>
    <math:annotation math:encoding="StarMath 5.0">v_{ca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bc</math:mi>
    </math:msub>
    <math:annotation math:encoding="StarMath 5.0">v_{bc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i>v</math:mi>
      <math:mi math:fontstyle="italic">ab</math:mi>
    </math:msub>
    <math:annotation math:encoding="StarMath 5.0">v_{ab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>n</math:mi>
      <math:mi>'</math:mi>
    </math:mrow>
    <math:annotation math:encoding="StarMath 5.0">n'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n</math:mi>
      <math:mi>'</math:mi>
    </math:msubsup>
    <math:annotation math:encoding="StarMath 5.0">v^{'}_{an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n</math:mi>
      <math:mi>'</math:mi>
    </math:msubsup>
    <math:annotation math:encoding="StarMath 5.0">v^{'}_{bn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cn</math:mi>
      <math:mi>'</math:mi>
    </math:msubsup>
    <math:annotation math:encoding="StarMath 5.0">v^{'}_{cn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a</math:mi>
      <math:mi>'</math:mi>
    </math:mrow>
    <math:annotation math:encoding="StarMath 5.0">a'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n</math:mi>
      <math:mi>'</math:mi>
    </math:msubsup>
    <math:annotation math:encoding="StarMath 5.0">v^{'}_{an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n</math:mi>
      <math:mi>'</math:mi>
    </math:msubsup>
    <math:annotation math:encoding="StarMath 5.0">v^{'}_{bn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cn</math:mi>
      <math:mi>'</math:mi>
    </math:msubsup>
    <math:annotation math:encoding="StarMath 5.0">v^{'}_{cn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ab</math:mi>
      <math:mi>'</math:mi>
    </math:msubsup>
    <math:annotation math:encoding="StarMath 5.0">v^{'}_{ab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bc</math:mi>
      <math:mi>'</math:mi>
    </math:msubsup>
    <math:annotation math:encoding="StarMath 5.0">v^{'}_{bc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b</math:mi>
      <math:mi>'</math:mi>
    </math:mrow>
    <math:annotation math:encoding="StarMath 5.0">b'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subsup>
      <math:mi>v</math:mi>
      <math:mi math:fontstyle="italic">ca</math:mi>
      <math:mi>'</math:mi>
    </math:msubsup>
    <math:annotation math:encoding="StarMath 5.0">v^{'}_{ca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>n</math:mi>
      <math:mi>'</math:mi>
    </math:mrow>
    <math:annotation math:encoding="StarMath 5.0">n'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